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style:font-name="Cambria"/>
    </style:style>
    <style:style style:name="P2" style:family="paragraph" style:parent-style-name="Text_20_body">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Heading_20_1" style:master-page-name="Standard">
      <style:paragraph-properties style:page-number="auto"/>
    </style:style>
    <style:style style:name="T1" style:family="text">
      <style:text-properties style:font-name="Cambri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Sam Holmes</text:p>
      <text:p text:style-name="P1">14307915</text:p>
      <text:p text:style-name="P1">DAA Assignment Repor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Program Description</text:h>
      <text:p text:style-name="Standard"><text:line-break/>The program was created to implement the Huffman Compression (HC) algorithm to produce scrambled/compressed alphanumeric text representations of an input string. The way HC works is by creating bit representations of characters that are used <text:span text:style-name="T1">in the input text. Optimally, it utilises the notion that symbols that are used most frequently can be represented by a smaller bit-set, reducing the size of the compressed output. It does this through the generation of a Huffman Tree, which prioritise high frequency symbols in it's creation.</text:span></text:p>
      <text:h text:style-name="Heading_20_1" text:outline-level="1">2. Program Functionality</text:h>
      <text:p text:style-name="Text_20_body">Their are three main functions of the program, generation of the frequency tree, encoding of the message and decoding of the message. </text:p>
      <text:h text:style-name="P3" text:outline-level="3">2.1 Frequency Generator</text:h>
      <text:p text:style-name="P2">The frequency generator is responsible for creating a list of nodes that represent each of the character symbols from the input text. It creates this as a sequential list and stores it for use in the compression and decompression algorithms. It also has methods to display a string representation of this list to the user. In my design, I decided against allowing the user to manually set a frequency table and decided instead to opt for automatically generating one for all cases, to ensure the optimal compression is utilised. The reason behind this decision is that the nature of this program was to demonstrate the implementation of the algorith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Arial" svg:font-family="Arial" style:font-family-generic="swiss" style:font-pitch="variable"/>
    <style:font-face style:name="F" svg:font-family=""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SimSun" style:font-size-asian="12pt" style:language-asian="en" style:country-asian="US"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fo:line-height="115%" fo:orphans="2" fo:widows="2" fo:hyphenation-ladder-count="no-limit" style:writing-mode="lr-tb"/>
      <style:text-properties style:use-window-font-color="true" style:font-name="Cambria1" fo:font-size="11pt" fo:language="en" fo:country="AU" style:letter-kerning="true" style:font-name-asian="DejaVu Sans" style:font-size-asian="11pt" style:language-asian="zh" style:country-asian="CN" style:font-name-complex="Lohit Devanagari" style:font-size-complex="11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847cm" fo:margin-bottom="0cm" fo:keep-together="always" fo:keep-with-next="always"/>
      <style:text-properties fo:color="#365f91" style:font-name="Calibri" fo:font-size="14pt" fo:font-weight="bold" style:font-size-asian="14pt" style:font-weight-asian="bold" style:font-name-complex="F" style:font-size-complex="14pt" style:font-weight-complex="bold"/>
    </style:style>
    <style:style style:name="Heading_20_3" style:display-name="Heading 3" style:family="paragraph" style:parent-style-name="Standard" style:next-style-name="Text_20_body" style:default-outline-level="3" style:class="text">
      <style:paragraph-properties fo:margin-top="0.353cm" fo:margin-bottom="0cm" fo:keep-together="always" fo:keep-with-next="always"/>
      <style:text-properties fo:color="#4f81bd" style:font-name="Calibri" fo:font-weight="bold" style:font-weight-asian="bold" style:font-name-complex="F"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size="14pt" fo:language="en" fo:country="AU" fo:font-weight="bold" style:font-size-asian="14pt" style:language-asian="zh" style:country-asian="CN" style:font-weight-asian="bold" style:font-name-complex="F" style:font-size-complex="14pt" style:font-weight-complex="bold"/>
    </style:style>
    <style:style style:name="Heading_20_3_20_Char" style:display-name="Heading 3 Char" style:family="text" style:parent-style-name="Default_20_Paragraph_20_Font">
      <style:text-properties fo:color="#4f81bd" style:font-name="Calibri" fo:font-size="11pt" fo:language="en" fo:country="AU" fo:font-weight="bold" style:font-size-asian="11pt" style:language-asian="zh" style:country-asian="CN" style:font-weight-asian="bold" style:font-name-complex="F" style:font-size-complex="11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editing-cycles>7</meta:editing-cycles>
    <meta:creation-date>2014-03-18T12:04:00</meta:creation-date>
    <dc:date>2014-05-22T14:57:43.76</dc:date>
    <meta:editing-duration>PT1H29M29S</meta:editing-duration>
    <meta:generator>OpenOffice.org/3.4.1$Win32 OpenOffice.org_project/341m1$Build-9593</meta:generator>
    <meta:document-statistic meta:table-count="0" meta:image-count="0" meta:object-count="0" meta:page-count="2" meta:paragraph-count="9" meta:word-count="229" meta:character-count="143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